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a933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81370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ff8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46" style:family="table-cell" style:parent-style-name="Default">
      <style:table-cell-properties fo:background-color="#813709" fo:border="0.06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="0.74pt solid #000000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number-columns-repeated="121" table:default-cell-style-name="ce71"/>
        <table:table-row table:style-name="ro1">
          <table:table-cell table:style-name="ce1" office:value-type="string" calcext:value-type="string" table:number-columns-spanned="6" table:number-rows-spanned="1">
            <text:p>Games database [last update: Octo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10"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0" office:value-type="string" calcext:value-type="string">
            <text:p>Bayonetta</text:p>
          </table:table-cell>
          <table:table-cell table:style-name="ce2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Elden Ring</text:p>
          </table:table-cell>
          <table:table-cell table:style-name="ce22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Cuphead [no DLC]</text:p>
          </table:table-cell>
          <table:table-cell table:style-name="ce49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Pokemon Arceus</text:p>
          </table:table-cell>
          <table:table-cell table:style-name="ce50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3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8" office:value-type="string" calcext:value-type="string">
            <text:p>Zen Chess: 1 Move</text:p>
          </table:table-cell>
          <table:table-cell table:style-name="ce46"/>
          <table:table-cell table:style-name="ce56" office:value-type="string" calcext:value-type="string">
            <text:p>platinum [ok]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Devil May Cry 1</text:p>
          </table:table-cell>
          <table:table-cell table:style-name="ce53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31" office:value-type="string" calcext:value-type="string">
            <text:p>Wo Long DEMO</text:p>
          </table:table-cell>
          <table:table-cell table:style-name="ce60" office:value-type="string" calcext:value-type="string">
            <text:p><text:s/>- demo completed -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Blaz Blue Tag Fight</text:p>
          </table:table-cell>
          <table:table-cell table:style-name="ce62"/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 table:number-rows-repeated="3">
          <table:table-cell table:number-columns-repeated="2"/>
          <table:table-cell table:style-name="Default" table:number-columns-repeated="125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8"/>
          <table:table-cell table:number-columns-repeated="122"/>
        </table:table-row>
        <table:table-row table:style-name="ro1">
          <table:table-cell table:number-columns-repeated="2"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1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1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1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1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1T11:56:26.430401405</dc:date>
    <meta:creation-date>2022-06-07T15:38:33Z</meta:creation-date>
    <meta:editing-cycles>151</meta:editing-cycles>
    <meta:editing-duration>PT2H13M35S</meta:editing-duration>
    <meta:generator>LibreOffice/7.3.5.2$Linux_X86_64 LibreOffice_project/30$Build-2</meta:generator>
    <meta:document-statistic meta:table-count="1" meta:cell-count="112" meta:object-count="0"/>
  </office:meta>
</office:document-meta>
</file>